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481cm" fo:margin-left="0cm" fo:margin-right="0.012cm" fo:margin-top="0.101cm" fo:margin-bottom="0.101cm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au1.A" style:family="table-column">
      <style:table-column-properties style:column-width="3.9cm" style:rel-column-width="30136*"/>
    </style:style>
    <style:style style:name="Tableau1.B" style:family="table-column">
      <style:table-column-properties style:column-width="0.654cm" style:rel-column-width="5056*"/>
    </style:style>
    <style:style style:name="Tableau1.H" style:family="table-column">
      <style:table-column-properties style:column-width="0.654cm" style:rel-column-width="5063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de9ad5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H1" style:family="table-cell" style:data-style-name="N0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e9ad5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1.159cm" style:rel-column-width="8296*"/>
    </style:style>
    <style:style style:name="Tableau4.B" style:family="table-column">
      <style:table-column-properties style:column-width="1.554cm" style:rel-column-width="11134*"/>
    </style:style>
    <style:style style:name="Tableau4.C" style:family="table-column">
      <style:table-column-properties style:column-width="1.413cm" style:rel-column-width="10119*"/>
    </style:style>
    <style:style style:name="Tableau4.D" style:family="table-column">
      <style:table-column-properties style:column-width="0.305cm" style:rel-column-width="2183*"/>
    </style:style>
    <style:style style:name="Tableau4.E" style:family="table-column">
      <style:table-column-properties style:column-width="1.748cm" style:rel-column-width="12521*"/>
    </style:style>
    <style:style style:name="Tableau4.G" style:family="table-column">
      <style:table-column-properties style:column-width="1.416cm" style:rel-column-width="10148*"/>
    </style:style>
    <style:style style:name="Tableau4.1" style:family="table-row">
      <style:table-row-properties style:row-height="0.651cm"/>
    </style:style>
    <style:style style:name="Tableau4.A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4.B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eau4.C1" style:family="table-cell">
      <style:table-cell-properties style:vertical-align="middle" fo:padding="0.101cm" fo:border="0.5pt solid #000000"/>
    </style:style>
    <style:style style:name="Tableau4.D1" style:family="table-cell">
      <style:table-cell-properties style:vertical-align="middle" fo:padding="0.101cm" fo:border="none"/>
    </style:style>
    <style:style style:name="Tableau4.F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eau4.G1" style:family="table-cell">
      <style:table-cell-properties style:vertical-align="middle" fo:padding="0.101cm" fo:border="0.5pt solid #000000"/>
    </style:style>
    <style:style style:name="Tableau4.A2" style:family="table-cell">
      <style:table-cell-properties style:vertical-align="middle" fo:background-color="#de9ad5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2" style:family="table-cell">
      <style:table-cell-properties style:vertical-align="middle" fo:padding="0.101cm" fo:border="none"/>
    </style:style>
    <style:style style:name="Tableau4.F2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3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3" style:family="table-cell">
      <style:table-cell-properties style:vertical-align="middle" fo:padding="0.101cm" fo:border="none"/>
    </style:style>
    <style:style style:name="Tableau4.F3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4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4" style:family="table-cell">
      <style:table-cell-properties style:vertical-align="middle" fo:padding="0.101cm" fo:border="none"/>
    </style:style>
    <style:style style:name="Tableau4.F4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5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5" style:family="table-cell">
      <style:table-cell-properties style:vertical-align="middle" fo:padding="0.101cm" fo:border="none"/>
    </style:style>
    <style:style style:name="Tableau4.E5" style:family="table-cell">
      <style:table-cell-properties style:vertical-align="middle" fo:padding="0.101cm" fo:border="none"/>
    </style:style>
    <style:style style:name="Tableau4.F5" style:family="table-cell">
      <style:table-cell-properties style:vertical-align="middle" fo:padding="0.101cm" fo:border="none"/>
    </style:style>
    <style:style style:name="Tableau4.G5" style:family="table-cell">
      <style:table-cell-properties style:vertical-align="middle" fo:padding="0.101cm" fo:border="none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e9ad5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3.05cm" style:rel-column-width="21845*"/>
    </style:style>
    <style:style style:name="Tableau3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e9ad5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2.034cm" style:rel-column-width="14559*"/>
    </style:style>
    <style:style style:name="Tableau7.B" style:family="table-column">
      <style:table-column-properties style:column-width="1.423cm" style:rel-column-width="10190*"/>
    </style:style>
    <style:style style:name="Tableau7.C" style:family="table-column">
      <style:table-column-properties style:column-width="1.425cm" style:rel-column-width="10202*"/>
    </style:style>
    <style:style style:name="Tableau7.F" style:family="table-column">
      <style:table-column-properties style:column-width="1.422cm" style:rel-column-width="10180*"/>
    </style:style>
    <style:style style:name="Tableau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F1" style:family="table-cell">
      <style:table-cell-properties style:vertical-align="middle" fo:padding="0.097cm" fo:border="0.5pt solid #000000"/>
    </style:style>
    <style:style style:name="Tableau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9.151cm" table:align="margins"/>
    </style:style>
    <style:style style:name="Tableau12.A" style:family="table-column">
      <style:table-column-properties style:column-width="0.61cm" style:rel-column-width="4366*"/>
    </style:style>
    <style:style style:name="Tableau12.E" style:family="table-column">
      <style:table-column-properties style:column-width="0.612cm" style:rel-column-width="4379*"/>
    </style:style>
    <style:style style:name="Tableau12.O" style:family="table-column">
      <style:table-column-properties style:column-width="0.612cm" style:rel-column-width="4385*"/>
    </style:style>
    <style:style style:name="Tableau14" style:family="table">
      <style:table-properties style:width="9.119cm" table:align="left"/>
    </style:style>
    <style:style style:name="Tableau14.A" style:family="table-column">
      <style:table-column-properties style:column-width="3.198cm"/>
    </style:style>
    <style:style style:name="Tableau14.B" style:family="table-column">
      <style:table-column-properties style:column-width="0.658cm"/>
    </style:style>
    <style:style style:name="Tableau14.A1" style:family="table-cell">
      <style:table-cell-properties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C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D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E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F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G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H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I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J1" style:family="table-cell">
      <style:table-cell-properties fo:padding="0.101cm" fo:border="0.5pt solid #000000"/>
    </style:style>
    <style:style style:name="Tableau14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G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H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I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J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212cm" style:rel-column-width="15843*"/>
    </style:style>
    <style:style style:name="Tableau8.B" style:family="table-column">
      <style:table-column-properties style:column-width="1.157cm" style:rel-column-width="8281*"/>
    </style:style>
    <style:style style:name="Tableau8.G" style:family="table-column">
      <style:table-column-properties style:column-width="1.157cm" style:rel-column-width="8287*"/>
    </style:style>
    <style:style style:name="Tableau8.1" style:family="table-row">
      <style:table-row-properties style:row-height="1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G1" style:family="table-cell">
      <style:table-cell-properties style:vertical-align="middle" fo:background-color="#de9ad5" fo:padding="0.101cm" fo:border="0.5pt solid #000000" style:writing-mode="lr-tb">
        <style:background-image/>
      </style:table-cell-properties>
    </style:style>
    <style:style style:name="Tableau8.2" style:family="table-row">
      <style:table-row-properties style:row-height="0.75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e9ad5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au8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522760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rsid="00261363" officeooo:paragraph-rsid="005ae4a3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2200a5" officeooo:paragraph-rsid="002200a5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8" style:family="paragraph" style:parent-style-name="FILET_5f_POINTILLES">
      <style:paragraph-properties fo:margin-top="0cm" fo:margin-bottom="0cm" style:contextual-spacing="false"/>
      <style:text-properties officeooo:paragraph-rsid="0059d4a8"/>
    </style:style>
    <style:style style:name="P29" style:family="paragraph" style:parent-style-name="_5f_Paragraphe_20_livret_20_">
      <style:paragraph-properties fo:margin-top="0cm" fo:margin-bottom="0cm" style:contextual-spacing="false"/>
      <style:text-properties officeooo:paragraph-rsid="005142d0"/>
    </style:style>
    <style:style style:name="P30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font-size="9pt" fo:font-weight="bold" officeooo:paragraph-rsid="005142d0" style:font-size-asian="9pt" style:font-weight-asian="bold" style:font-size-complex="9pt" style:font-weight-complex="bold"/>
    </style:style>
    <style:style style:name="P31" style:family="paragraph" style:parent-style-name="_5f_Paragraphe_20_livret_20_">
      <style:paragraph-properties fo:margin-top="0cm" fo:margin-bottom="0cm" style:contextual-spacing="false"/>
      <style:text-properties fo:font-size="9pt" fo:font-weight="bold" officeooo:paragraph-rsid="005142d0" style:font-size-asian="9pt" style:font-weight-asian="bold" style:font-size-complex="9pt" style:font-weight-complex="bold"/>
    </style:style>
    <style:style style:name="P3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1f0e9e" style:font-size-asian="9pt" style:font-weight-asian="bold" style:font-size-complex="9pt" style:font-weight-complex="bold"/>
    </style:style>
    <style:style style:name="P3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59d4a8" style:font-size-asian="9pt" style:font-style-asian="normal" style:font-weight-asian="bold" style:font-size-complex="9pt" style:font-style-complex="normal" style:font-weight-complex="bold"/>
    </style:style>
    <style:style style:name="P34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5142d0" style:font-size-asian="9pt" style:font-size-complex="9pt"/>
    </style:style>
    <style:style style:name="P3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1f0e9e" style:font-size-asian="9pt" style:font-size-complex="9pt"/>
    </style:style>
    <style:style style:name="P3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59d4a8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top="0cm" fo:margin-bottom="0cm" style:contextual-spacing="false"/>
    </style:style>
    <style:style style:name="P38" style:family="paragraph" style:parent-style-name="Table_20_Contents">
      <style:paragraph-properties fo:margin-top="0cm" fo:margin-bottom="0cm" style:contextual-spacing="false"/>
      <style:text-properties fo:font-size="9pt" style:font-size-asian="9pt" style:font-size-complex="9pt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22760" officeooo:paragraph-rsid="00522760" style:font-size-asian="9pt" style:font-size-complex="9pt"/>
    </style:style>
    <style:style style:name="P41" style:family="paragraph" style:parent-style-name="Table_20_Contents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3" fo:font-size="9pt" fo:font-style="normal" fo:font-weight="bold" officeooo:rsid="00557249" officeooo:paragraph-rsid="00522760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9pt" fo:font-style="normal" fo:font-weight="bold" officeooo:rsid="00557249" officeooo:paragraph-rsid="00522760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9pt" fo:font-style="normal" fo:font-weight="bold" officeooo:rsid="00557249" officeooo:paragraph-rsid="00525717" style:font-size-asian="9pt" style:font-weight-asian="bold" style:font-size-complex="9pt" style:font-weight-complex="bold"/>
    </style:style>
    <style:style style:name="P46" style:family="paragraph" style:parent-style-name="_5f_Paragraphe_20_livret_20_">
      <style:paragraph-properties fo:margin-top="0.101cm" fo:margin-bottom="0.101cm" style:contextual-spacing="false" fo:line-height="0.43cm" fo:text-align="center" style:justify-single-word="false"/>
      <style:text-properties officeooo:paragraph-rsid="0041232c"/>
    </style:style>
    <style:style style:name="P47" style:family="paragraph" style:parent-style-name="_5f_Paragraphe_20_livret_20_">
      <style:paragraph-properties fo:margin-top="0.101cm" fo:margin-bottom="0.101cm" style:contextual-spacing="false"/>
      <style:text-properties officeooo:paragraph-rsid="0059d4a8"/>
    </style:style>
    <style:style style:name="P48" style:family="paragraph" style:parent-style-name="_5f_Paragraphe_20_livret_20_">
      <style:paragraph-properties fo:margin-top="0.3cm" fo:margin-bottom="0.101cm" style:contextual-spacing="false"/>
      <style:text-properties officeooo:paragraph-rsid="001f0e9e"/>
    </style:style>
    <style:style style:name="P49" style:family="paragraph" style:parent-style-name="FILET_5f_POINTILLES">
      <style:text-properties style:font-name="Bitstream Vera Sans2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50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51" style:family="paragraph" style:parent-style-name="FILET_5f_POINTILLES">
      <style:text-properties style:font-name="Bitstream Vera Sans2" fo:font-size="10pt" style:text-underline-style="none" fo:font-weight="normal" officeooo:paragraph-rsid="0046bc21" style:font-size-asian="10pt" style:font-weight-asian="normal" style:font-size-complex="10pt" style:font-weight-complex="normal"/>
    </style:style>
    <style:style style:name="P52" style:family="paragraph" style:parent-style-name="FILET_5f_POINTILLES">
      <style:text-properties style:font-name="Bitstream Vera Sans2" fo:font-size="10pt" style:text-underline-style="none" fo:font-weight="normal" officeooo:paragraph-rsid="005ae4a3" style:font-size-asian="10pt" style:font-weight-asian="normal" style:font-size-complex="10pt" style:font-weight-complex="normal"/>
    </style:style>
    <style:style style:name="P53" style:family="paragraph" style:parent-style-name="FILET_5f_POINTILLES">
      <style:text-properties officeooo:paragraph-rsid="0041232c"/>
    </style:style>
    <style:style style:name="P54" style:family="paragraph" style:parent-style-name="FILET_5f_POINTILLES">
      <style:text-properties officeooo:paragraph-rsid="002a9164"/>
    </style:style>
    <style:style style:name="P55" style:family="paragraph" style:parent-style-name="FILET_5f_POINTILLES">
      <style:paragraph-properties fo:margin-top="0.101cm" fo:margin-bottom="0cm" style:contextual-spacing="false"/>
      <style:text-properties style:font-name="Bitstream Vera Sans2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56" style:family="paragraph" style:parent-style-name="FILET_5f_POINTILLES">
      <style:paragraph-properties fo:margin-top="0.101cm" fo:margin-bottom="0cm" style:contextual-spacing="false"/>
      <style:text-properties officeooo:paragraph-rsid="0059d4a8"/>
    </style:style>
    <style:style style:name="P57" style:family="paragraph" style:parent-style-name="_5f_Paragraphe_20_livret_20_">
      <style:paragraph-properties fo:margin-top="0.101cm" fo:margin-bottom="0cm" style:contextual-spacing="false"/>
      <style:text-properties fo:font-size="10pt" officeooo:paragraph-rsid="005142d0" style:font-size-asian="10pt" style:font-size-complex="10pt"/>
    </style:style>
    <style:style style:name="P58" style:family="paragraph" style:parent-style-name="_5f_Paragraphe_20_livret_20_">
      <style:paragraph-properties fo:margin-top="0.101cm" fo:margin-bottom="0cm" style:contextual-spacing="false"/>
      <style:text-properties officeooo:paragraph-rsid="0059d4a8"/>
    </style:style>
    <style:style style:name="P59" style:family="paragraph" style:parent-style-name="_5f_Paragraphe_20_livret_20_">
      <style:paragraph-properties fo:margin-top="0cm" fo:margin-bottom="0.101cm" style:contextual-spacing="false"/>
      <style:text-properties officeooo:paragraph-rsid="005142d0"/>
    </style:style>
    <style:style style:name="P60" style:family="paragraph" style:parent-style-name="_5f_Paragraphe_20_livret_20_">
      <style:paragraph-properties fo:margin-top="0.18cm" fo:margin-bottom="0cm" style:contextual-spacing="false"/>
      <style:text-properties officeooo:paragraph-rsid="005142d0"/>
    </style:style>
    <style:style style:name="P61" style:family="paragraph" style:parent-style-name="Standard">
      <style:paragraph-properties fo:margin-top="0cm" fo:margin-bottom="0.199cm" style:contextual-spacing="false" fo:text-align="justify" style:justify-single-word="false"/>
      <style:text-properties officeooo:paragraph-rsid="00522760"/>
    </style:style>
    <style:style style:name="P62" style:family="paragraph" style:parent-style-name="_5f_Paragraphe_20_livret_20_">
      <style:text-properties officeooo:paragraph-rsid="005ae4a3"/>
    </style:style>
    <style:style style:name="P63" style:family="paragraph" style:parent-style-name="_5f_Paragraphe_20_livret_20_">
      <style:paragraph-properties fo:text-align="start" style:justify-single-word="false"/>
      <style:text-properties fo:font-size="10pt" officeooo:paragraph-rsid="005142d0" style:font-size-asian="10pt" style:font-size-complex="10pt"/>
    </style:style>
    <style:style style:name="P64" style:family="paragraph" style:parent-style-name="_5f_Paragraphe_20_livret_20_">
      <style:text-properties officeooo:paragraph-rsid="0059d4a8"/>
    </style:style>
    <style:style style:name="P65" style:family="paragraph" style:parent-style-name="Exo_5f_Num" style:list-style-name="Num_5f_Exo">
      <style:paragraph-properties fo:margin-top="0.681cm" fo:margin-bottom="0.199cm" style:contextual-spacing="false"/>
      <style:text-properties officeooo:paragraph-rsid="00269cf3"/>
    </style:style>
    <style:style style:name="P66" style:family="paragraph" style:parent-style-name="Exo_5f_Num">
      <style:paragraph-properties fo:margin-top="0.6cm" fo:margin-bottom="0.101cm" style:contextual-spacing="false"/>
      <style:text-properties officeooo:paragraph-rsid="00519542"/>
    </style:style>
    <style:style style:name="P67" style:family="paragraph" style:parent-style-name="Exo_5f_Num">
      <style:paragraph-properties fo:margin-top="0.84cm" fo:margin-bottom="0cm" style:contextual-spacing="false"/>
    </style:style>
    <style:style style:name="P68" style:family="paragraph" style:parent-style-name="Exo_5f_Num">
      <style:paragraph-properties fo:margin-top="0.499cm" fo:margin-bottom="0.199cm" style:contextual-spacing="false"/>
    </style:style>
    <style:style style:name="P69" style:family="paragraph" style:parent-style-name="Exo_5f_Num">
      <style:paragraph-properties fo:margin-top="0.499cm" fo:margin-bottom="0.199cm" style:contextual-spacing="false"/>
      <style:text-properties officeooo:paragraph-rsid="00585b6e"/>
    </style:style>
    <style:style style:name="P70" style:family="paragraph" style:parent-style-name="Exo_5f_Num">
      <style:paragraph-properties fo:margin-top="0.9cm" fo:margin-bottom="0.199cm" style:contextual-spacing="false"/>
      <style:text-properties officeooo:paragraph-rsid="0059d4a8"/>
    </style:style>
    <style:style style:name="P71" style:family="paragraph" style:parent-style-name="Exo_5f_Num" style:list-style-name="Num_5f_Exo">
      <style:paragraph-properties fo:margin-top="0.9cm" fo:margin-bottom="0.101cm" style:contextual-spacing="false"/>
    </style:style>
    <style:style style:name="P72" style:family="paragraph" style:parent-style-name="Exo_5f_Num">
      <style:paragraph-properties fo:margin-top="0.76cm" fo:margin-bottom="0.101cm" style:contextual-spacing="false"/>
      <style:text-properties officeooo:paragraph-rsid="0046bc21"/>
    </style:style>
    <style:style style:name="P7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74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style:text-underline-style="none" fo:font-weight="normal" officeooo:paragraph-rsid="00525717" style:font-size-asian="10pt" style:font-weight-asian="normal" style:font-size-complex="10pt" style:font-weight-complex="normal"/>
    </style:style>
    <style:style style:name="P75" style:family="paragraph" style:parent-style-name="FILET_5f_POINTILLES" style:list-style-name="liste_5f_abc">
      <style:text-properties officeooo:paragraph-rsid="0059d4a8"/>
    </style:style>
    <style:style style:name="P76" style:family="paragraph" style:parent-style-name="Standard" style:list-style-name="L1">
      <style:paragraph-properties fo:margin-top="0cm" fo:margin-bottom="0.101cm" style:contextual-spacing="false"/>
      <style:text-properties officeooo:rsid="00522760" officeooo:paragraph-rsid="00522760"/>
    </style:style>
    <style:style style:name="P77" style:family="paragraph" style:parent-style-name="_5f_Paragraphe_20_de_20_s_27_entraîner_20_et_20_approfondir" style:list-style-name="">
      <style:paragraph-properties fo:margin-top="0cm" fo:margin-bottom="0cm" style:contextual-spacing="false" fo:text-align="center" style:justify-single-word="false"/>
      <style:text-properties style:font-name="Bitstream Vera Sans2" fo:font-size="9pt" style:text-underline-style="none" fo:font-weight="normal" officeooo:paragraph-rsid="001f0e9e" style:font-size-asian="9pt" style:font-weight-asian="normal" style:font-size-complex="9pt" style:font-weight-complex="normal"/>
    </style:style>
    <style:style style:name="P78" style:family="paragraph" style:parent-style-name="_5f_Paragraphe_20_de_20_s_27_entraîner_20_et_20_approfondir" style:list-style-name="_5f_Numérotation_20_des_20_exercices_20_livrets">
      <style:paragraph-properties fo:margin-top="0.3cm" fo:margin-bottom="0cm" style:contextual-spacing="false" fo:text-align="justify" style:justify-single-word="false"/>
      <style:text-properties style:font-name="Bitstream Vera Sans2" fo:font-size="10pt" style:text-underline-style="none" fo:font-weight="normal" officeooo:paragraph-rsid="001f0e9e" style:font-size-asian="10pt" style:font-weight-asian="normal" style:font-size-complex="10pt" style:font-weight-complex="normal"/>
    </style:style>
    <style:style style:name="P79" style:family="paragraph" style:parent-style-name="_5f_Paragraphe_20_livret_20_" style:list-style-name="liste_5f_abc" style:master-page-name="">
      <style:paragraph-properties fo:margin-top="0.4cm" fo:margin-bottom="0cm" style:contextual-spacing="false" style:page-number="auto"/>
      <style:text-properties style:font-name="Bitstream Vera Sans2" fo:font-size="10pt" fo:letter-spacing="normal" style:text-underline-style="none" fo:font-weight="normal" officeooo:paragraph-rsid="00269cf3" style:font-size-asian="10pt" style:font-weight-asian="normal" style:font-size-complex="10pt" style:font-weight-complex="normal"/>
    </style:style>
    <style:style style:name="P80" style:family="paragraph" style:parent-style-name="_5f_Paragraphe_20_livret_20_" style:list-style-name="liste_5f_abc">
      <style:paragraph-properties fo:margin-top="0.4cm" fo:margin-bottom="0cm" style:contextual-spacing="false"/>
      <style:text-properties style:font-name="Bitstream Vera Sans2" fo:font-size="10pt" style:text-underline-style="none" fo:font-weight="normal" officeooo:paragraph-rsid="00269cf3" style:font-size-asian="10pt" style:font-weight-asian="normal" style:font-size-complex="10pt" style:font-weight-complex="normal"/>
    </style:style>
    <style:style style:name="P81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1f0e9e"/>
    </style:style>
    <style:style style:name="P82" style:family="paragraph" style:parent-style-name="_5f_Paragraphe_20_livret_20_" style:list-style-name="liste_5f_abc">
      <style:paragraph-properties fo:margin-top="0.101cm" fo:margin-bottom="0.199cm" style:contextual-spacing="false"/>
      <style:text-properties style:font-name="Bitstream Vera Sans2" fo:font-size="10pt" fo:letter-spacing="-0.004cm" style:text-underline-style="none" fo:font-weight="normal" officeooo:paragraph-rsid="001f0e9e" style:font-size-asian="10pt" style:font-weight-asian="normal" style:font-size-complex="10pt" style:font-weight-complex="normal"/>
    </style:style>
    <style:style style:name="P83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officeooo:paragraph-rsid="001f0e9e"/>
    </style:style>
    <style:style style:name="P84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07cm" officeooo:rsid="00525717" officeooo:paragraph-rsid="00611e62"/>
    </style:style>
    <style:style style:name="P8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6bc21"/>
    </style:style>
    <style:style style:name="P86" style:family="paragraph" style:parent-style-name="_5f_Paragraphe_20_livret_20_" style:list-style-name="liste_5f_abc" style:master-page-name="">
      <loext:graphic-properties draw:fill-image-width="0cm" draw:fill-image-height="0cm"/>
      <style:paragraph-properties fo:margin-top="0.3cm" fo:margin-bottom="0cm" style:contextual-spacing="false" style:page-number="auto" fo:keep-with-next="always"/>
      <style:text-properties officeooo:paragraph-rsid="001f0e9e"/>
    </style:style>
    <style:style style:name="P87" style:family="paragraph" style:parent-style-name="_5f_Paragraphe_20_livret_20_" style:list-style-name="_5f_Numérotation_20_des_20_exercices_20_livrets">
      <style:paragraph-properties fo:margin-left="0cm" fo:margin-right="0cm" fo:margin-top="0cm" fo:margin-bottom="0cm" style:contextual-spacing="false" fo:text-indent="0cm" style:auto-text-indent="false"/>
      <style:text-properties officeooo:paragraph-rsid="001f0e9e"/>
    </style:style>
    <style:style style:name="P88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1f0e9e"/>
    </style:style>
    <style:style style:name="P89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41232c"/>
    </style:style>
    <style:style style:name="P90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525717"/>
    </style:style>
    <style:style style:name="P91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41232c"/>
    </style:style>
    <style:style style:name="P9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9d4a8"/>
    </style:style>
    <style:style style:name="P93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07cm" officeooo:rsid="00525717" officeooo:paragraph-rsid="00611e62"/>
    </style:style>
    <style:style style:name="P94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6bc21"/>
    </style:style>
    <style:style style:name="P95" style:family="paragraph" style:parent-style-name="_5f_Pied_20_de_20_page" style:list-style-name="">
      <style:paragraph-properties fo:text-align="end" style:justify-single-word="false"/>
    </style:style>
    <style:style style:name="P96" style:family="paragraph" style:parent-style-name="_5f_Pied_20_de_20_page">
      <style:paragraph-properties fo:text-align="end" style:justify-single-word="false"/>
    </style:style>
    <style:style style:name="P97" style:family="paragraph" style:parent-style-name="_5f_Pied_20_de_20_page" style:list-style-name=""/>
    <style:style style:name="P9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67" fo:break-before="auto" fo:break-after="auto" style:shadow="none"/>
      <style:text-properties style:font-name="Bitstream Vera Sans2" fo:font-size="10pt" fo:font-style="normal" fo:font-weight="bold" officeooo:rsid="00290c92" officeooo:paragraph-rsid="002200a5" style:font-size-asian="10pt" style:font-style-asian="normal" style:font-weight-asian="bold" style:font-size-complex="10pt" style:font-style-complex="normal" style:font-weight-complex="bold"/>
    </style:style>
    <style:style style:name="P100" style:family="paragraph">
      <style:paragraph-properties fo:margin-top="0cm" fo:margin-bottom="0.199cm" fo:text-align="center" style:writing-mode="lr-tb"/>
    </style:style>
    <style:style style:name="P10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loext:opacity="100%" fo:background-color="#ffffff" loext:char-shading-value="0"/>
    </style:style>
    <style:style style:name="T6" style:family="text">
      <style:text-properties fo:text-transform="uppercase" fo:color="#808080" loext:opacity="100%" style:font-name="Bitstream Vera Sans1" fo:font-size="9pt" officeooo:rsid="002b6408" fo:background-color="transparent" loext:char-shading-value="0"/>
    </style:style>
    <style:style style:name="T7" style:family="text">
      <style:text-properties fo:text-transform="uppercase" fo:color="#808080" loext:opacity="100%" style:font-name="Bitstream Vera Sans1" fo:font-size="9pt" officeooo:rsid="0061c8c6" fo:background-color="transparent" loext:char-shading-value="0"/>
    </style:style>
    <style:style style:name="T8" style:family="text">
      <style:text-properties officeooo:rsid="0061c8c6"/>
    </style:style>
    <style:style style:name="T9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loext:opacity="100%" style:text-position="0% 100%" style:font-name="Bitstream Vera Sans2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style:font-name="Times New Roman" fo:font-size="12pt" fo:letter-spacing="-0.007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loext:opacity="100%" fo:letter-spacing="-0.007cm" fo:font-weight="normal" style:font-weight-asian="normal" style:font-weight-complex="normal"/>
    </style:style>
    <style:style style:name="T14" style:family="text">
      <style:text-properties fo:color="#000000" loext:opacity="100%" style:text-position="super 58%" style:font-name="Bitstream Vera Sans2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text-position="super 58%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Bitstream Vera Sans2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Bitstream Vera Sans2" fo:font-size="10pt" fo:letter-spacing="-0.014cm" fo:font-style="normal" style:text-underline-style="none" fo:font-weight="normal" officeooo:rsid="01946c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Bitstream Vera Sans2" fo:font-size="10pt" fo:letter-spacing="-0.014cm" fo:font-style="normal" style:text-underline-style="none" fo:font-weight="normal" officeooo:rsid="019cb1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Bitstream Vera Sans2" fo:font-size="10pt" fo:letter-spacing="-0.014cm" fo:font-style="normal" style:text-underline-style="none" fo:font-weight="normal" officeooo:rsid="005142d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loext:opacity="100%" style:font-name="Bitstream Vera Sans2" fo:font-size="10pt" fo:font-style="normal" style:text-underline-style="none" fo:font-weight="normal" officeooo:rsid="005142d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loext:opacity="100%" fo:letter-spacing="-0.014cm" fo:font-weight="normal" style:font-weight-asian="normal" style:font-weight-complex="normal"/>
    </style:style>
    <style:style style:name="T23" style:family="text">
      <style:text-properties fo:color="#000000" loext:opacity="100%" fo:letter-spacing="-0.014cm" fo:font-weight="normal" officeooo:rsid="004799ca" style:font-weight-asian="normal" style:font-weight-complex="normal"/>
    </style:style>
    <style:style style:name="T24" style:family="text">
      <style:text-properties style:use-window-font-color="true" loext:opacity="0%" style:text-position="0% 100%" style:font-name="Bitstream Vera Sans2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use-window-font-color="true" loext:opacity="0%" style:text-position="0% 100%" style:font-name="Bitstream Vera Sans2" fo:font-size="10pt" fo:letter-spacing="-0.007cm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use-window-font-color="true" loext:opacity="0%" style:text-position="0% 100%" style:font-name="Bitstream Vera Sans2" fo:font-size="10pt" fo:letter-spacing="-0.007cm" fo:font-style="normal" style:text-underline-style="none" fo:font-weight="normal" officeooo:rsid="005bcd8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loext:opacity="0%" style:text-position="0% 100%" style:font-name="Bitstream Vera Sans2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9" style:family="text">
      <style:text-properties style:font-size-complex="10pt"/>
    </style:style>
    <style:style style:name="T30" style:family="text">
      <style:text-properties style:text-position="0% 100%" style:font-name="Bitstream Vera Sans2" style:text-underline-style="none" fo:font-weight="normal" style:font-weight-asian="normal" style:font-weight-complex="normal"/>
    </style:style>
    <style:style style:name="T31" style:family="text">
      <style:text-properties style:text-position="0% 100%" style:font-name-asian="OpenSymbol" style:font-style-asian="normal" style:font-name-complex="OpenSymbol" style:font-style-complex="normal"/>
    </style:style>
    <style:style style:name="T32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3" style:family="text">
      <style:text-properties style:text-position="0% 100%" style:font-name="OpenSymbol1" style:text-underline-style="none" fo:font-weight="normal" style:font-name-asian="OpenSymbol1" style:font-weight-asian="normal" style:font-name-complex="OpenSymbol1" style:font-weight-complex="normal"/>
    </style:style>
    <style:style style:name="T34" style:family="text">
      <style:text-properties style:text-position="0% 100%" style:font-name="OpenSymbol" style:text-underline-style="none" fo:font-weight="normal" style:font-weight-asian="normal" style:font-weight-complex="normal"/>
    </style:style>
    <style:style style:name="T35" style:family="text">
      <style:text-properties style:font-name="OpenSymbol"/>
    </style:style>
    <style:style style:name="T36" style:family="text">
      <style:text-properties fo:font-variant="normal" fo:text-transform="none" fo:color="#000000" loext:opacity="100%" style:text-position="0% 100%" style:font-name="Bitstream Vera Sans2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37" style:family="text">
      <style:text-properties fo:font-variant="normal" fo:text-transform="none" fo:color="#000000" loext:opacity="100%" style:text-position="0% 100%" style:font-name="Bitstream Vera Sans2" fo:font-size="10pt" fo:letter-spacing="-0.018cm" fo:font-style="normal" style:text-underline-style="none" fo:font-weight="normal" officeooo:rsid="005142d0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38" style:family="text">
      <style:text-properties fo:font-variant="normal" fo:text-transform="none" fo:color="#000000" loext:opacity="100%" style:text-position="0% 100%" style:font-name="Bitstream Vera Sans2" fo:font-size="10pt" fo:letter-spacing="-0.018cm" fo:font-style="normal" style:text-underline-style="none" fo:font-weight="normal" officeooo:rsid="002a4c37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39" style:family="text">
      <style:text-properties fo:font-variant="normal" fo:text-transform="none" fo:color="#000000" loext:opacity="100%" style:text-position="super 58%" style:font-name="Bitstream Vera Sans2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1946cb8" style:font-size-asian="10pt" style:font-size-complex="10pt"/>
    </style:style>
    <style:style style:name="T42" style:family="text">
      <style:text-properties style:font-name="OpenSymbol1" style:font-name-asian="OpenSymbol1" style:font-name-complex="OpenSymbol1"/>
    </style:style>
    <style:style style:name="T43" style:family="text">
      <style:text-properties officeooo:rsid="00519730"/>
    </style:style>
    <style:style style:name="T44" style:family="text">
      <style:text-properties officeooo:rsid="00525717"/>
    </style:style>
    <style:style style:name="T45" style:family="text">
      <style:text-properties fo:letter-spacing="-0.007cm"/>
    </style:style>
    <style:style style:name="T46" style:family="text">
      <style:text-properties fo:letter-spacing="-0.007cm" fo:font-weight="normal" officeooo:rsid="004799ca" style:font-weight-asian="normal" style:font-weight-complex="normal"/>
    </style:style>
    <style:style style:name="T47" style:family="text">
      <style:text-properties style:text-position="super 58%" fo:letter-spacing="-0.014cm" fo:font-weight="normal" officeooo:rsid="004799ca" style:font-weight-asian="normal" style:font-weight-complex="normal"/>
    </style:style>
    <style:style style:name="T48" style:family="text">
      <style:text-properties style:text-position="super 58%" officeooo:rsid="005bcd8c"/>
    </style:style>
    <style:style style:name="T49" style:family="text">
      <style:text-properties fo:letter-spacing="-0.011cm"/>
    </style:style>
    <style:style style:name="T50" style:family="text">
      <style:text-properties fo:letter-spacing="-0.014cm" fo:font-weight="normal" officeooo:rsid="004799ca" style:font-weight-asian="normal" style:font-weight-complex="normal"/>
    </style:style>
    <style:style style:name="T51" style:family="text">
      <style:text-properties fo:letter-spacing="-0.014cm" fo:font-weight="normal" officeooo:rsid="003d6348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5bcd8c"/>
    </style:style>
    <style:style style:name="T54" style:family="text">
      <style:text-properties fo:color="#c9211e" loext:opacity="100%" fo:font-weight="bold" officeooo:rsid="0081f735" style:font-weight-asian="bold" style:font-weight-complex="bold"/>
    </style:style>
    <style:style style:name="T55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5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9d0f89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9" text:outline-level="1"><draw:g text:anchor-type="paragraph" draw:z-index="16" draw:name="Forme5" draw:style-name="gr1"><draw:custom-shape draw:style-name="gr2" draw:text-style-name="P101" svg:width="3.964cm" svg:height="0.641cm" draw:transform="skewX (0.00279252680319092) rotate (0.0872664625997165) translate (-0.370416666666667cm -0.0934861111111111cm)"><text:p text:style-name="P100"><text:span text:style-name="T5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4"><text:p text:style-name="P27"/><text:p text:style-name="P59"><text:span text:style-name="knumerotitreA"><text:span text:style-name="T17">Les élèves de</text:span></text:span><text:span text:style-name="knumerotitreA"><text:span text:style-name="T16"> </text:span></text:span><text:span text:style-name="knumerotitreA"><text:span text:style-name="T19">5</text:span></text:span><text:span text:style-name="knumerotitreA"><text:span text:style-name="T14">e</text:span></text:span><text:span text:style-name="knumerotitreA"><text:span text:style-name="T10"> </text:span></text:span><text:span text:style-name="knumerotitreA"><text:span text:style-name="T16">B du collège de Potigny </text:span></text:span><text:span text:style-name="knumerotitreA"><text:span text:style-name="T18">ont</text:span></text:span><text:span text:style-name="knumerotitreA"><text:span text:style-name="T16"> indiqué le nombre de livres qu’il</text:span></text:span><text:span text:style-name="knumerotitreA"><text:span text:style-name="T18">s ont</text:span></text:span><text:span text:style-name="knumerotitreA"><text:span text:style-name="T16"> lus durant le mois de septembre. Voici les résultats de l’enquête.</text:span></text:span></text:p><table:table table:name="Tableau1" table:style-name="Tableau1"><table:table-column table:style-name="Tableau1.A"/><table:table-column table:style-name="Tableau1.B" table:number-columns-repeated="6"/><table:table-column table:style-name="Tableau1.H"/><table:table-row table:style-name="Tableau1.1"><table:table-cell table:style-name="Tableau1.A1" office:value-type="string"><text:p text:style-name="P30">Nombre de livres lus</text:p></table:table-cell><table:table-cell table:style-name="Tableau1.B1" office:value-type="string"><text:p text:style-name="P34">0</text:p></table:table-cell><table:table-cell table:style-name="Tableau1.B1" office:value-type="string"><text:p text:style-name="P34">1</text:p></table:table-cell><table:table-cell table:style-name="Tableau1.D1" office:value-type="float" office:value="2"><text:p text:style-name="P34">2</text:p></table:table-cell><table:table-cell table:style-name="Tableau1.B1" office:value-type="string"><text:p text:style-name="P34">3</text:p></table:table-cell><table:table-cell table:style-name="Tableau1.B1" office:value-type="string"><text:p text:style-name="P34">7</text:p></table:table-cell><table:table-cell table:style-name="Tableau1.B1" office:value-type="string"><text:p text:style-name="P34">8</text:p></table:table-cell><table:table-cell table:style-name="Tableau1.H1" office:value-type="float" office:value="15"><text:p text:style-name="P34">15</text:p></table:table-cell></table:table-row><table:table-row table:style-name="Tableau1.1"><table:table-cell table:style-name="Tableau1.A2" office:value-type="string"><text:p text:style-name="P31">Effectif</text:p></table:table-cell><table:table-cell table:style-name="Tableau1.B2" office:value-type="string"><text:p text:style-name="P34">12</text:p></table:table-cell><table:table-cell table:style-name="Tableau1.C2" office:value-type="string"><text:p text:style-name="P34">4</text:p></table:table-cell><table:table-cell table:style-name="Tableau1.D2" office:value-type="string"><text:p text:style-name="P34">3</text:p></table:table-cell><table:table-cell table:style-name="Tableau1.E2" office:value-type="string"><text:p text:style-name="P34">3</text:p></table:table-cell><table:table-cell table:style-name="Tableau1.F2" office:value-type="string"><text:p text:style-name="P34">1</text:p></table:table-cell><table:table-cell table:style-name="Tableau1.G2" office:value-type="string"><text:p text:style-name="P34">1</text:p></table:table-cell><table:table-cell table:style-name="Tableau1.H2" office:value-type="string"><text:p text:style-name="P34">1</text:p></table:table-cell></table:table-row></table:table><text:p text:style-name="P62"><text:span text:style-name="T40">Calcule le nombre de livres lus, en moyenne par les élèves de </text:span><text:span text:style-name="knumerotitreA"><text:span text:style-name="T21">5</text:span></text:span><text:span text:style-name="knumerotitreA"><text:span text:style-name="T15">e</text:span></text:span><text:span text:style-name="knumerotitreA"><text:span text:style-name="T10"> </text:span></text:span><text:span text:style-name="knumerotitreA"><text:span text:style-name="T20">B</text:span></text:span><text:span text:style-name="T40"> </text:span><text:span text:style-name="T41">en s</text:span><text:span text:style-name="T40">eptembre.</text:span></text:p><text:p text:style-name="P60"><text:span text:style-name="Bold_5f_niv1"><text:span text:style-name="T29">Correction</text:span></text:span></text:p><text:p text:style-name="P63">On calcule l’effectif total de la classe : 12 <text:span text:style-name="T42"></text:span><text:span text:style-name="T30"> 4 </text:span><text:span text:style-name="T33"></text:span><text:span text:style-name="T30"> 3 </text:span><text:span text:style-name="T33"></text:span><text:span text:style-name="T30"> 3 </text:span><text:span text:style-name="T33"></text:span><text:span text:style-name="T30"> 1 </text:span><text:span text:style-name="T33"></text:span><text:span text:style-name="T30"> 1 </text:span><text:span text:style-name="T33"></text:span><text:span text:style-name="T30"> 1 </text:span><text:span text:style-name="T34">=</text:span><text:span text:style-name="T30"> 25.</text:span></text:p><text:p text:style-name="P57"><draw:frame draw:style-name="fr5" draw:name="Objet14" text:anchor-type="as-char" svg:y="-0.483cm" svg:width="8.534cm" svg:height="0.781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/text:p><text:p text:style-name="P29"><text:span text:style-name="knumerotitreA"><text:span text:style-name="T9"><draw:frame draw:style-name="fr5" draw:name="Objet1" text:anchor-type="as-char" svg:y="-0.483cm" svg:width="2.565cm" svg:height="0.87cm" draw:z-index="1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<text:p text:style-name="P62"><text:span text:style-name="knumerotitreA"><text:span text:style-name="T36">Les élèves de </text:span></text:span><text:span text:style-name="knumerotitreA"><text:span text:style-name="T37">5</text:span></text:span><text:span text:style-name="knumerotitreA"><text:span text:style-name="T39">e</text:span></text:span><text:span text:style-name="knumerotitreA"><text:span text:style-name="T36"> B de ce collège ont lu, en moyenne, 1,96 livre au mois de </text:span></text:span><text:span text:style-name="knumerotitreA"><text:span text:style-name="T38">s</text:span></text:span><text:span text:style-name="knumerotitreA"><text:span text:style-name="T36">eptembre.</text:span></text:span><text:span text:style-name="_5f_correction"><text:span text:style-name="T27"> </text:span></text:span></text:p></text:section></draw:text-box></draw:frame></text:h>
      <text:list xml:id="list4059884715" text:style-name="Num_5f_Exo">
        <text:list-item>
          <text:h text:style-name="P65" text:outline-level="1"><text:span text:style-name="_5f_correction"><text:span text:style-name="T24"> </text:span></text:span><text:span text:style-name="_5f_correction"><text:span text:style-name="T25">Une équipe de volley-ball comporte neuf joueurs. Voici leur</text:span></text:span><text:span text:style-name="_5f_correction"><text:span text:style-name="T26">s</text:span></text:span><text:span text:style-name="_5f_correction"><text:span text:style-name="T25"> taille</text:span></text:span><text:span text:style-name="_5f_correction"><text:span text:style-name="T26">s</text:span></text:span><text:span text:style-name="_5f_correction"><text:span text:style-name="T25"> et le nombre de points que chacun a marqué</text:span></text:span><text:span text:style-name="_5f_correction"><text:span text:style-name="T26">s</text:span></text:span><text:span text:style-name="_5f_correction"><text:span text:style-name="T25"> cette saison.</text:span>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B"/>
        <table:table-column table:style-name="Tableau4.G"/>
        <table:table-header-rows>
          <table:table-row table:style-name="Tableau4.1">
            <table:table-cell table:style-name="Tableau4.A1" office:value-type="string">
              <text:p text:style-name="P41">Marc</text:p>
            </table:table-cell>
            <table:table-cell table:style-name="Tableau4.B1" office:value-type="string">
              <text:p text:style-name="P38">1,95 m</text:p>
            </table:table-cell>
            <table:table-cell table:style-name="Tableau4.C1" office:value-type="string">
              <text:p text:style-name="P38"><text:s/>35 pts</text:p>
            </table:table-cell>
            <table:table-cell table:style-name="Tableau4.D5" office:value-type="string">
              <text:p text:style-name="P38"/>
            </table:table-cell>
            <table:table-cell table:style-name="Tableau4.A1" office:value-type="string">
              <text:p text:style-name="P41">Olivier</text:p>
            </table:table-cell>
            <table:table-cell table:style-name="Tableau4.F1" office:value-type="string">
              <text:p text:style-name="P38">2,03 m</text:p>
            </table:table-cell>
            <table:table-cell table:style-name="Tableau4.G1" office:value-type="string">
              <text:p text:style-name="P38">27 pts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1">Akim</text:p>
          </table:table-cell>
          <table:table-cell table:style-name="Tableau4.B5" office:value-type="string">
            <text:p text:style-name="P38">1,90 m</text:p>
          </table:table-cell>
          <table:table-cell table:style-name="Tableau4.C4" office:value-type="string">
            <text:p text:style-name="P38"><text:s/>24 pts</text:p>
          </table:table-cell>
          <table:table-cell table:style-name="Tableau4.D5" office:value-type="string">
            <text:p text:style-name="P38"/>
          </table:table-cell>
          <table:table-cell table:style-name="Tableau4.A2" office:value-type="string">
            <text:p text:style-name="P41">Sylvain</text:p>
          </table:table-cell>
          <table:table-cell table:style-name="Tableau4.F4" office:value-type="string">
            <text:p text:style-name="P38">1,74 m</text:p>
          </table:table-cell>
          <table:table-cell table:style-name="Tableau4.G3" office:value-type="string">
            <text:p text:style-name="P38">3 pts</text:p>
          </table:table-cell>
        </table:table-row>
        <table:table-row table:style-name="Tableau4.1">
          <table:table-cell table:style-name="Tableau4.A2" office:value-type="string">
            <text:p text:style-name="P41">Alex</text:p>
          </table:table-cell>
          <table:table-cell table:style-name="Tableau4.B5" office:value-type="string">
            <text:p text:style-name="P38">2,01 m</text:p>
          </table:table-cell>
          <table:table-cell table:style-name="Tableau4.C4" office:value-type="string">
            <text:p text:style-name="P38"><text:s/>31 pts</text:p>
          </table:table-cell>
          <table:table-cell table:style-name="Tableau4.D5" office:value-type="string">
            <text:p text:style-name="P38"/>
          </table:table-cell>
          <table:table-cell table:style-name="Tableau4.A2" office:value-type="string">
            <text:p text:style-name="P41">Thomas</text:p>
          </table:table-cell>
          <table:table-cell table:style-name="Tableau4.F4" office:value-type="string">
            <text:p text:style-name="P38">1,65 m</text:p>
          </table:table-cell>
          <table:table-cell table:style-name="Tableau4.G3" office:value-type="string">
            <text:p text:style-name="P38">0 pt<text:span text:style-name="T5">s</text:span></text:p>
          </table:table-cell>
        </table:table-row>
        <table:table-row table:style-name="Tableau4.1">
          <table:table-cell table:style-name="Tableau4.A2" office:value-type="string">
            <text:p text:style-name="P41">Loïc</text:p>
          </table:table-cell>
          <table:table-cell table:style-name="Tableau4.B5" office:value-type="string">
            <text:p text:style-name="P38">1,86 m</text:p>
          </table:table-cell>
          <table:table-cell table:style-name="Tableau4.C4" office:value-type="string">
            <text:p text:style-name="P38"><text:s/>32 pts</text:p>
          </table:table-cell>
          <table:table-cell table:style-name="Tableau4.D5" office:value-type="string">
            <text:p text:style-name="P38"/>
          </table:table-cell>
          <table:table-cell table:style-name="Tableau4.A2" office:value-type="string">
            <text:p text:style-name="P41">Laurent</text:p>
          </table:table-cell>
          <table:table-cell table:style-name="Tableau4.F4" office:value-type="string">
            <text:p text:style-name="P38">1,97 m</text:p>
          </table:table-cell>
          <table:table-cell table:style-name="Tableau4.G4" office:value-type="string">
            <text:p text:style-name="P38">22 pts</text:p>
          </table:table-cell>
        </table:table-row>
        <table:table-row table:style-name="Tableau4.1">
          <table:table-cell table:style-name="Tableau4.A2" office:value-type="string">
            <text:p text:style-name="P41">Chris</text:p>
          </table:table-cell>
          <table:table-cell table:style-name="Tableau4.B5" office:value-type="string">
            <text:p text:style-name="P38">1,92 m</text:p>
          </table:table-cell>
          <table:table-cell table:style-name="Tableau4.C5" office:value-type="string">
            <text:p text:style-name="P38"><text:s/>33 pts</text:p>
          </table:table-cell>
          <table:table-cell table:style-name="Tableau4.D5" office:value-type="string">
            <text:p text:style-name="P38"/>
          </table:table-cell>
          <table:table-cell table:style-name="Tableau4.E5" office:value-type="string">
            <text:p text:style-name="P41"/>
          </table:table-cell>
          <table:table-cell table:style-name="Tableau4.F5" office:value-type="string">
            <text:p text:style-name="P38"/>
          </table:table-cell>
          <table:table-cell table:style-name="Tableau4.G5" office:value-type="string">
            <text:p text:style-name="P37"/>
          </table:table-cell>
        </table:table-row>
      </table:table>
      <text:list xml:id="list3902547647" text:style-name="liste_5f_abc">
        <text:list-item text:start-value="1">
          <text:p text:style-name="P79">Calcule la taille moyenne des joueurs de cette équipe. Arrondis au cm.</text:p>
        </text:list-item>
      </text:list>
      <text:p text:style-name="P55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52"><text:span text:style-name="_5f_pointillés_20_gris"><text:span text:style-name="T31"><text:tab/></text:span></text:span></text:p>
      <text:p text:style-name="P52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list xml:id="list153629358141205" text:continue-numbering="true" text:style-name="liste_5f_abc">
        <text:list-item>
          <text:p text:style-name="P80">Calcule le nombre moyen de points marqués par cette équipe au cours de cette saison.</text:p>
        </text:list-item>
      </text:list>
      <text:p text:style-name="P49"><text:span text:style-name="_5f_pointillés_20_gris"><text:span text:style-name="T31"><text:tab/></text:span></text:span></text:p>
      <text:p text:style-name="P52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list xml:id="list153629491242422" text:continue-list="list4059884715" text:style-name="Num_5f_Exo">
        <text:list-item>
          <text:h text:style-name="P66" text:outline-level="1"> <text:span text:style-name="T45">Lors d’une compétition de snowboard, Tom passe deux épreuves : un slalom et une session freestyle en half-pipe.</text:span></text:h>
        </text:list-item>
      </text:list>
      <text:list xml:id="list153630791738428" text:continue-list="list153629358141205" text:style-name="liste_5f_abc">
        <text:list-item text:start-value="1">
          <text:p text:style-name="P81">Voici les temps que Tom a réalisés lors de trois descentes en slalom.</text:p>
        </text:list-item>
      </text:list>
      <table:table table:name="Tableau2" table:style-name="Tableau2">
        <table:table-column table:style-name="Tableau2.A" table:number-columns-repeated="3"/>
        <table:table-header-rows>
          <table:table-row table:style-name="TableLine2566839813328">
            <table:table-cell table:style-name="Tableau2.A1" office:value-type="string">
              <text:p text:style-name="P32">Descente 1</text:p>
            </table:table-cell>
            <table:table-cell table:style-name="Tableau2.A1" office:value-type="string">
              <text:p text:style-name="P32">Descente 2</text:p>
            </table:table-cell>
            <table:table-cell table:style-name="Tableau2.C1" office:value-type="string">
              <text:p text:style-name="P32">Descente 3</text:p>
            </table:table-cell>
          </table:table-row>
        </table:table-header-rows>
        <table:table-row table:style-name="TableLine2566839807888">
          <table:table-cell table:style-name="Tableau2.A2" office:value-type="string">
            <text:p text:style-name="P35">2 min 45 s</text:p>
          </table:table-cell>
          <table:table-cell table:style-name="Tableau2.B2" office:value-type="string">
            <text:p text:style-name="P35">3 min 1 s</text:p>
          </table:table-cell>
          <table:table-cell table:style-name="Tableau2.C2" office:value-type="string">
            <text:p text:style-name="P35">2 min 41 s</text:p>
          </table:table-cell>
        </table:table-row>
      </table:table>
      <text:list xml:id="list3149165198" text:style-name="_5f_Numérotation_20_des_20_exercices_20_livrets">
        <text:list-item>
          <text:list>
            <text:list-header>
              <text:p text:style-name="P83">Quel est le temps moyen de Tom sur le slalom ?</text:p>
            </text:list-header>
          </text:list>
        </text:list-item>
      </text:list>
      <text:p text:style-name="P49"><text:span text:style-name="_5f_pointillés_20_gris"><text:span text:style-name="T31"><text:tab/></text:span></text:span></text:p>
      <text:p text:style-name="P50"><text:span text:style-name="_5f_pointillés_20_gris"><text:span text:style-name="T31"><text:tab/></text:span></text:span></text:p>
      <text:p text:style-name="P48">Pour ce temps, Tom obtient 175 points.</text:p>
      <text:list xml:id="list153630262774440" text:continue-list="list153630791738428" text:style-name="liste_5f_abc">
        <text:list-item>
          <text:p text:style-name="P82">Voici maintenant les résultats de Tom sur les trois runs de half-pipe.</text:p>
        </text:list-item>
      </text:list>
      <table:table table:name="Tableau3" table:style-name="Tableau3">
        <table:table-column table:style-name="Tableau3.A" table:number-columns-repeated="3"/>
        <table:table-header-rows>
          <table:table-row table:style-name="TableLine2566839813056">
            <table:table-cell table:style-name="Tableau3.A1" office:value-type="string">
              <text:p text:style-name="P32">Run 1</text:p>
            </table:table-cell>
            <table:table-cell table:style-name="Tableau3.A1" office:value-type="string">
              <text:p text:style-name="P32">Run 2</text:p>
            </table:table-cell>
            <table:table-cell table:style-name="Tableau3.C1" office:value-type="string">
              <text:p text:style-name="P32">Run 3</text:p>
            </table:table-cell>
          </table:table-row>
        </table:table-header-rows>
        <table:table-row table:style-name="TableLine2566839808976">
          <table:table-cell table:style-name="Tableau3.A2" office:value-type="string">
            <text:h text:style-name="P77" text:outline-level="1">187 pts </text:h>
          </table:table-cell>
          <table:table-cell table:style-name="Tableau3.B2" office:value-type="string">
            <text:h text:style-name="P77" text:outline-level="1">236 pts</text:h>
          </table:table-cell>
          <table:table-cell table:style-name="Tableau3.C2" office:value-type="string">
            <text:h text:style-name="P77" text:outline-level="1">192 pts</text:h>
          </table:table-cell>
        </table:table-row>
      </table:table>
      <text:list xml:id="list153630813744969" text:continue-list="list3149165198" text:style-name="_5f_Numérotation_20_des_20_exercices_20_livrets">
        <text:list-item>
          <text:list>
            <text:list-header>
              <text:h text:style-name="P78" text:outline-level="1">Quelle est la moyenne des points obtenus par Tom sur cette seconde épreuve ?</text:h>
            </text:list-header>
          </text:list>
        </text:list-item>
      </text:list>
      <text:p text:style-name="P49"><text:span text:style-name="_5f_pointillés_20_gris"><text:span text:style-name="T31"><text:tab/></text:span></text:span></text:p>
      <text:list xml:id="list153630197577005" text:continue-numbering="true" text:style-name="_5f_Numérotation_20_des_20_exercices_20_livrets">
        <text:list-item>
          <text:list>
            <text:list-header>
              <text:p text:style-name="P73"><text:span text:style-name="_5f_pointillés_20_gris"><text:span text:style-name="T32"><text:tab/></text:span></text:span></text:p>
            </text:list-header>
          </text:list>
        </text:list-item>
      </text:list>
      <text:list xml:id="list153630870102048" text:continue-list="list153630262774440" text:style-name="liste_5f_abc">
        <text:list-item>
          <text:p text:style-name="P86">Le score final est la moyenne des points pour le slalom et pour le freestyle.</text:p>
        </text:list-item>
      </text:list>
      <text:list xml:id="list153629759163196" text:continue-list="list153630197577005" text:style-name="_5f_Numérotation_20_des_20_exercices_20_livrets">
        <text:list-item>
          <text:list>
            <text:list-header>
              <text:p text:style-name="P87">Quel score Tom obtient-il finalement ?</text:p>
            </text:list-header>
          </text:list>
        </text:list-item>
      </text:list>
      <text:p text:style-name="P49"><text:span text:style-name="_5f_pointillés_20_gris"><text:span text:style-name="T31"><text:tab/></text:span></text:span></text:p>
      <text:p text:style-name="P50"><text:span text:style-name="_5f_pointillés_20_gris"><text:span text:style-name="T32"><text:tab/></text:span></text:span></text:p>
      <text:list xml:id="list153630695021299" text:continue-list="list153629491242422" text:style-name="Num_5f_Exo">
        <text:list-item>
          <text:h text:style-name="P67" text:outline-level="1"> Voici le discours d’un entraîneur de football en fin de saison à son équipe :</text:h>
        </text:list-item>
      </text:list>
      <text:list xml:id="list6179769550257944540" text:style-name="_5f_Numérotation_20_des_20_exercices_20_livrets">
        <text:list-header>
          <text:p text:style-name="P88">« Après avoir marqué 8 buts lors des 4 premières rencontres, on a eu un petit passage à vide avec seulement 3 buts marqués lors des 5 matchs suivants ! Par contre, un grand bravo les gars avec le réveil de fin de saison et les 11 buts marqués sur les 3 derniers matchs ! »</text:p>
          <text:p text:style-name="P88">Calcule la moyenne de buts marqués par match par l’équipe lors de cette saison.</text:p>
        </text:list-header>
      </text:list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52"><text:span text:style-name="_5f_pointillés_20_gris"><text:span text:style-name="T31"><text:tab/></text:span></text:span></text:p>
      <text:p text:style-name="P52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p text:style-name="P49"><text:span text:style-name="_5f_pointillés_20_gris"><text:span text:style-name="T31"><text:tab/></text:span></text:span></text:p>
      <text:list xml:id="list153629367328127" text:continue-list="list153630695021299" text:style-name="Num_5f_Exo">
        <text:list-item>
          <text:h text:style-name="P68" text:outline-level="1"><text:soft-page-break/> <text:span text:style-name="Bold_5f_niv1"><text:span text:style-name="T22">Calcule la moyenne pondérée de la série statistique suivante.</text:span>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3"/>
        <table:table-column table:style-name="Tableau7.F"/>
        <table:table-header-rows>
          <table:table-row table:style-name="TableLine2566839817680">
            <table:table-cell table:style-name="Tableau7.A1" office:value-type="string">
              <text:p text:style-name="P33">Valeur</text:p>
            </table:table-cell>
            <table:table-cell table:style-name="Tableau7.B1" office:value-type="string">
              <text:p text:style-name="P36">10</text:p>
            </table:table-cell>
            <table:table-cell table:style-name="Tableau7.E1" office:value-type="string">
              <text:p text:style-name="P36">15</text:p>
            </table:table-cell>
            <table:table-cell table:style-name="Tableau7.E1" office:value-type="string">
              <text:p text:style-name="P36">8</text:p>
            </table:table-cell>
            <table:table-cell table:style-name="Tableau7.E1" office:value-type="string">
              <text:p text:style-name="P36">15</text:p>
            </table:table-cell>
            <table:table-cell table:style-name="Tableau7.F1" office:value-type="string">
              <text:p text:style-name="P36">6</text:p>
            </table:table-cell>
          </table:table-row>
        </table:table-header-rows>
        <table:table-row table:style-name="TableLine2566839819584">
          <table:table-cell table:style-name="Tableau7.A2" office:value-type="string">
            <text:p text:style-name="P33">Effectif</text:p>
          </table:table-cell>
          <table:table-cell table:style-name="Tableau7.B2" office:value-type="string">
            <text:p text:style-name="P36">3</text:p>
          </table:table-cell>
          <table:table-cell table:style-name="Tableau7.E2" office:value-type="string">
            <text:p text:style-name="P36">2</text:p>
          </table:table-cell>
          <table:table-cell table:style-name="Tableau7.E2" office:value-type="string">
            <text:p text:style-name="P36">5</text:p>
          </table:table-cell>
          <table:table-cell table:style-name="Tableau7.E2" office:value-type="string">
            <text:p text:style-name="P36">4</text:p>
          </table:table-cell>
          <table:table-cell table:style-name="Tableau7.F2" office:value-type="string">
            <text:p text:style-name="P36">5</text:p>
          </table:table-cell>
        </table:table-row>
      </table:table>
      <text:p text:style-name="P56"><text:span text:style-name="_5f_pointillés_20_gris"><text:span text:style-name="T31"><text:tab/></text:span></text:span></text:p>
      <text:p text:style-name="P28"><text:span text:style-name="_5f_pointillés_20_gris"><text:span text:style-name="T31"><text:tab/></text:span></text:span></text:p>
      <text:p text:style-name="P28"><text:span text:style-name="_5f_pointillés_20_gris"><text:span text:style-name="T31"><text:tab/></text:span></text:span></text:p>
      <text:list xml:id="list153629461290854" text:continue-numbering="true" text:style-name="Num_5f_Exo">
        <text:list-item>
          <text:h text:style-name="P70" text:outline-level="1"> <text:span text:style-name="T49">Voici les températures en degrés Celsius, relevées chaque jour d’un mois de novembre.</text:span></text:h>
        </text:list-item>
      </text:list>
      <table:table table:name="Tableau12" table:style-name="Tableau12">
        <table:table-column table:style-name="Tableau12.A" table:number-columns-repeated="4"/>
        <table:table-column table:style-name="Tableau12.E"/>
        <table:table-column table:style-name="Tableau12.A" table:number-columns-repeated="4"/>
        <table:table-column table:style-name="Tableau12.E"/>
        <table:table-column table:style-name="Tableau12.A" table:number-columns-repeated="4"/>
        <table:table-column table:style-name="Tableau12.O"/>
        <table:table-row table:style-name="TableLine2566839819040">
          <table:table-cell table:style-name="TableBox2566839827744" office:value-type="string">
            <text:p text:style-name="P46">5</text:p>
          </table:table-cell>
          <table:table-cell table:style-name="TableBox2566839827744" office:value-type="string">
            <text:p text:style-name="P46">4</text:p>
          </table:table-cell>
          <table:table-cell table:style-name="TableBox2566839827744" office:value-type="string">
            <text:p text:style-name="P46">6</text:p>
          </table:table-cell>
          <table:table-cell table:style-name="TableBox2566839827744" office:value-type="string">
            <text:p text:style-name="P46">2</text:p>
          </table:table-cell>
          <table:table-cell table:style-name="TableBox2566839825840" office:value-type="string">
            <text:p text:style-name="P46">1</text:p>
          </table:table-cell>
          <table:table-cell table:style-name="TableBox2566839827744" office:value-type="string">
            <text:p text:style-name="P46">4</text:p>
          </table:table-cell>
          <table:table-cell table:style-name="TableBox2566839827744" office:value-type="string">
            <text:p text:style-name="P46">5</text:p>
          </table:table-cell>
          <table:table-cell table:style-name="TableBox2566839827744" office:value-type="string">
            <text:p text:style-name="P46">6</text:p>
          </table:table-cell>
          <table:table-cell table:style-name="TableBox2566839827744" office:value-type="string">
            <text:p text:style-name="P46">3</text:p>
          </table:table-cell>
          <table:table-cell table:style-name="TableBox2566839825840" office:value-type="string">
            <text:p text:style-name="P46">0</text:p>
          </table:table-cell>
          <table:table-cell table:style-name="TableBox2566839827744" office:value-type="string">
            <text:p text:style-name="P46"><text:span text:style-name="T35">−</text:span>2</text:p>
          </table:table-cell>
          <table:table-cell table:style-name="TableBox2566839827744" office:value-type="string">
            <text:p text:style-name="P46"><text:span text:style-name="T35">−</text:span>1</text:p>
          </table:table-cell>
          <table:table-cell table:style-name="TableBox2566839827744" office:value-type="string">
            <text:p text:style-name="P46"><text:span text:style-name="T35">−</text:span>1</text:p>
          </table:table-cell>
          <table:table-cell table:style-name="TableBox2566839827744" office:value-type="string">
            <text:p text:style-name="P46">4</text:p>
          </table:table-cell>
          <table:table-cell table:style-name="TableBox2566839840528" office:value-type="string">
            <text:p text:style-name="P46">6</text:p>
          </table:table-cell>
        </table:table-row>
        <table:table-row table:style-name="TableLine2566839840800">
          <table:table-cell table:style-name="TableBox2566839827744" office:value-type="string">
            <text:p text:style-name="P46">6</text:p>
          </table:table-cell>
          <table:table-cell table:style-name="TableBox2566839827744" office:value-type="string">
            <text:p text:style-name="P46">6</text:p>
          </table:table-cell>
          <table:table-cell table:style-name="TableBox2566839827744" office:value-type="string">
            <text:p text:style-name="P46">0</text:p>
          </table:table-cell>
          <table:table-cell table:style-name="TableBox2566839827744" office:value-type="string">
            <text:p text:style-name="P46">0</text:p>
          </table:table-cell>
          <table:table-cell table:style-name="TableBox2566839825840" office:value-type="string">
            <text:p text:style-name="P46">4</text:p>
          </table:table-cell>
          <table:table-cell table:style-name="TableBox2566839827744" office:value-type="string">
            <text:p text:style-name="P46">3</text:p>
          </table:table-cell>
          <table:table-cell table:style-name="TableBox2566839827744" office:value-type="string">
            <text:p text:style-name="P46">3</text:p>
          </table:table-cell>
          <table:table-cell table:style-name="TableBox2566839827744" office:value-type="string">
            <text:p text:style-name="P46">5</text:p>
          </table:table-cell>
          <table:table-cell table:style-name="TableBox2566839827744" office:value-type="string">
            <text:p text:style-name="P46">5</text:p>
          </table:table-cell>
          <table:table-cell table:style-name="TableBox2566839825840" office:value-type="string">
            <text:p text:style-name="P46"><text:span text:style-name="T35">−</text:span>1</text:p>
          </table:table-cell>
          <table:table-cell table:style-name="TableBox2566839827744" office:value-type="string">
            <text:p text:style-name="P46">5</text:p>
          </table:table-cell>
          <table:table-cell table:style-name="TableBox2566839827744" office:value-type="string">
            <text:p text:style-name="P46">6</text:p>
          </table:table-cell>
          <table:table-cell table:style-name="TableBox2566839827744" office:value-type="string">
            <text:p text:style-name="P46">0</text:p>
          </table:table-cell>
          <table:table-cell table:style-name="TableBox2566839827744" office:value-type="string">
            <text:p text:style-name="P46"><text:span text:style-name="T35">−</text:span>2</text:p>
          </table:table-cell>
          <table:table-cell table:style-name="TableBox2566839840528" office:value-type="string">
            <text:p text:style-name="P46">0</text:p>
          </table:table-cell>
        </table:table-row>
      </table:table>
      <text:list xml:id="list153629988380966" text:continue-list="list153630870102048" text:style-name="liste_5f_abc">
        <text:list-item text:start-value="1">
          <text:p text:style-name="P89">Classe les données dans le tableau.</text:p>
        </text:list-item>
      </text:list>
      <table:table table:name="Tableau14" table:style-name="Tableau14">
        <table:table-column table:style-name="Tableau14.A"/>
        <table:table-column table:style-name="Tableau14.B" table:number-columns-repeated="9"/>
        <table:table-header-rows>
          <table:table-row table:style-name="TableLine2566839829648">
            <table:table-cell table:style-name="Tableau14.A1" office:value-type="string">
              <text:p text:style-name="P42">Température</text:p>
            </table:table-cell>
            <table:table-cell table:style-name="Tableau14.B1" office:value-type="string">
              <text:p text:style-name="P39"><text:span text:style-name="T35">−</text:span>2</text:p>
            </table:table-cell>
            <table:table-cell table:style-name="Tableau14.C1" office:value-type="string">
              <text:p text:style-name="P39"><text:span text:style-name="T35">−</text:span>1</text:p>
            </table:table-cell>
            <table:table-cell table:style-name="Tableau14.D1" office:value-type="string">
              <text:p text:style-name="P39">0</text:p>
            </table:table-cell>
            <table:table-cell table:style-name="Tableau14.I1" office:value-type="string">
              <text:p text:style-name="P39">1</text:p>
            </table:table-cell>
            <table:table-cell table:style-name="Tableau14.F1" office:value-type="string">
              <text:p text:style-name="P39">2</text:p>
            </table:table-cell>
            <table:table-cell table:style-name="Tableau14.I1" office:value-type="string">
              <text:p text:style-name="P39">3</text:p>
            </table:table-cell>
            <table:table-cell table:style-name="Tableau14.I1" office:value-type="string">
              <text:p text:style-name="P39">4</text:p>
            </table:table-cell>
            <table:table-cell table:style-name="Tableau14.I1" office:value-type="string">
              <text:p text:style-name="P39">5</text:p>
            </table:table-cell>
            <table:table-cell table:style-name="Tableau14.J1" office:value-type="string">
              <text:p text:style-name="P39">6</text:p>
            </table:table-cell>
          </table:table-row>
        </table:table-header-rows>
        <table:table-row table:style-name="TableLine2566839826112">
          <table:table-cell table:style-name="Tableau14.A2" office:value-type="string">
            <text:p text:style-name="P42">Nombre de jours</text:p>
          </table:table-cell>
          <table:table-cell table:style-name="Tableau14.B2" office:value-type="string">
            <text:p text:style-name="P39"/>
          </table:table-cell>
          <table:table-cell table:style-name="Tableau14.C2" office:value-type="string">
            <text:p text:style-name="P39"/>
          </table:table-cell>
          <table:table-cell table:style-name="Tableau14.D2" office:value-type="string">
            <text:p text:style-name="P39"/>
          </table:table-cell>
          <table:table-cell table:style-name="Tableau14.I2" office:value-type="string">
            <text:p text:style-name="P39"/>
          </table:table-cell>
          <table:table-cell table:style-name="Tableau14.F2" office:value-type="string">
            <text:p text:style-name="P39"/>
          </table:table-cell>
          <table:table-cell table:style-name="Tableau14.I2" office:value-type="string">
            <text:p text:style-name="P39"/>
          </table:table-cell>
          <table:table-cell table:style-name="Tableau14.I2" office:value-type="string">
            <text:p text:style-name="P39"/>
          </table:table-cell>
          <table:table-cell table:style-name="Tableau14.I2" office:value-type="string">
            <text:p text:style-name="P39"/>
          </table:table-cell>
          <table:table-cell table:style-name="Tableau14.J2" office:value-type="string">
            <text:p text:style-name="P39"/>
          </table:table-cell>
        </table:table-row>
      </table:table>
      <text:list xml:id="list153629712435069" text:continue-numbering="true" text:style-name="liste_5f_abc">
        <text:list-item>
          <text:p text:style-name="P91">Calcule la température moyenne en ce mois de novembre (arrondis au dixième).</text:p>
        </text:list-item>
      </text:list>
      <text:p text:style-name="P53"><text:span text:style-name="_5f_pointillés_20_gris"><text:span text:style-name="T31"><text:tab/></text:span></text:span></text:p>
      <text:p text:style-name="P53"><text:span text:style-name="_5f_pointillés_20_gris"><text:span text:style-name="T31"><text:tab/></text:span></text:span></text:p>
      <text:p text:style-name="P28"><text:span text:style-name="_5f_pointillés_20_gris"><text:span text:style-name="T31"><text:tab/></text:span></text:span></text:p>
      <text:list xml:id="list153629618534301" text:continue-list="list153629461290854" text:style-name="Num_5f_Exo">
        <text:list-item>
          <text:h text:style-name="P71" text:outline-level="1"><text:span text:style-name="_5f_BVS"><text:span text:style-name="T46"> </text:span></text:span><text:span text:style-name="_5f_BVS"><text:span text:style-name="T50">Le diagramme en barres ci-dessous représente le nombre de frères et sœurs des élèves de </text:span></text:span><text:span text:style-name="_5f_BVS"><text:span text:style-name="T51">5</text:span></text:span><text:span text:style-name="_5f_BVS"><text:span text:style-name="T47">e</text:span></text:span><text:span text:style-name="_5f_BVS"><text:span text:style-name="T50"> </text:span></text:span><text:span text:style-name="Bold_5f_niv1"><text:span text:style-name="T23">du collège Sophie Germain de Strasbourg.</text:span></text:span></text:h>
        </text:list-item>
      </text:list>
      <text:p text:style-name="P64"><draw:frame draw:style-name="fr4" draw:name="Objet13" text:anchor-type="paragraph" svg:y="0cm" svg:width="8.999cm" svg:height="6.258cm" draw:z-index="15"><draw:object xlink:href="./Object 4" xlink:type="simple" xlink:show="embed" xlink:actuate="onLoad"/><draw:image xlink:href="./ObjectReplacements/Object 4" xlink:type="simple" xlink:show="embed" xlink:actuate="onLoad"/><svg:desc>diagramme</svg:desc></draw:frame></text:p>
      <text:p text:style-name="P64"/>
      <text:p text:style-name="P47"/>
      <text:p text:style-name="P47"/>
      <text:p text:style-name="P47"/>
      <text:p text:style-name="P47"/>
      <text:p text:style-name="P47"/>
      <text:p text:style-name="P47"/>
      <text:p text:style-name="P58"/>
      <text:p text:style-name="P58"/>
      <text:p text:style-name="P58"/>
      <text:list xml:id="list153630078387759" text:continue-list="list153629712435069" text:style-name="liste_5f_abc">
        <text:list-header>
          <text:p text:style-name="P92">Calcule la moyenne du nombre de frères et sœurs par élève <text:span text:style-name="T53">de 5</text:span><text:span text:style-name="T48">e</text:span><text:span text:style-name="T53"> </text:span>dans ce collège.</text:p>
          <text:p text:style-name="P75"><text:span text:style-name="_5f_pointillés_20_gris"><text:span text:style-name="T31"><text:tab/></text:span></text:span></text:p>
          <text:p text:style-name="P75"><text:span text:style-name="_5f_pointillés_20_gris"><text:span text:style-name="T31"><text:tab/></text:span></text:span></text:p>
          <text:p text:style-name="P75"><text:span text:style-name="_5f_pointillés_20_gris"><text:span text:style-name="T31"><text:tab/></text:span></text:span></text:p>
        </text:list-header>
      </text:list>
      <text:list xml:id="list153631034298786" text:continue-list="list153629618534301" text:style-name="Num_5f_Exo">
        <text:list-item>
          <text:h text:style-name="P69" text:outline-level="1"> <text:span text:style-name="T43">Une chocolaterie propose plusieurs coffrets contenant chacun un nombre précis de chocolats.</text:span></text:h>
        </text:list-item>
      </text:list>
      <text:section text:style-name="Sect2" text:name="Section1">
        <text:list xml:id="list2178202920" text:style-name="L1">
          <text:list-item>
            <text:p text:style-name="P76">Coffret 1 : 12 chocolats</text:p>
          </text:list-item>
          <text:list-item>
            <text:p text:style-name="P76">Coffret 2 : 18 chocolats</text:p>
          </text:list-item>
          <text:list-item>
            <text:p text:style-name="P76">Coffret 3 : 24 chocolats</text:p>
          </text:list-item>
          <text:list-item>
            <text:p text:style-name="P76">Coffret 4 : 36 chocolats</text:p>
          </text:list-item>
          <text:list-item>
            <text:p text:style-name="P76">Coffret 5 : 48 chocolats</text:p>
          </text:list-item>
          <text:list-item>
            <text:p text:style-name="P76">Coffret 6 : 54 chocolats</text:p>
          </text:list-item>
        </text:list>
      </text:section>
      <text:p text:style-name="P6"/>
      <text:p text:style-name="P61">Le vendeur a noté dans le tableau ci-dessous ses ventes sur une semaine.</text:p>
      <table:table table:name="Tableau8" table:style-name="Tableau8">
        <table:table-column table:style-name="Tableau8.A"/>
        <table:table-column table:style-name="Tableau8.B" table:number-columns-repeated="5"/>
        <table:table-column table:style-name="Tableau8.G"/>
        <table:table-header-rows>
          <table:table-row table:style-name="Tableau8.1">
            <table:table-cell table:style-name="Tableau8.A1" office:value-type="string">
              <text:p text:style-name="P44">Numéro du<text:span text:style-name="T52"> </text:span>coffret</text:p>
            </table:table-cell>
            <table:table-cell table:style-name="Tableau8.A1" office:value-type="string">
              <text:p text:style-name="P43">1</text:p>
            </table:table-cell>
            <table:table-cell table:style-name="Tableau8.A1" office:value-type="string">
              <text:p text:style-name="P43">2</text:p>
            </table:table-cell>
            <table:table-cell table:style-name="Tableau8.A1" office:value-type="string">
              <text:p text:style-name="P43">3</text:p>
            </table:table-cell>
            <table:table-cell table:style-name="Tableau8.A1" office:value-type="string">
              <text:p text:style-name="P43">4</text:p>
            </table:table-cell>
            <table:table-cell table:style-name="Tableau8.A1" office:value-type="string">
              <text:p text:style-name="P43">5</text:p>
            </table:table-cell>
            <table:table-cell table:style-name="Tableau8.G1" office:value-type="string">
              <text:p text:style-name="P43">6</text:p>
            </table:table-cell>
          </table:table-row>
        </table:table-header-rows>
        <table:table-row table:style-name="Tableau8.2">
          <table:table-cell table:style-name="Tableau8.A2" office:value-type="string">
            <text:p text:style-name="P44">Lundi</text:p>
          </table:table-cell>
          <table:table-cell table:style-name="Tableau8.B2" office:value-type="string">
            <text:p text:style-name="P40">3</text:p>
          </table:table-cell>
          <table:table-cell table:style-name="Tableau8.C2" office:value-type="string">
            <text:p text:style-name="P40">5</text:p>
          </table:table-cell>
          <table:table-cell table:style-name="Tableau8.D2" office:value-type="string">
            <text:p text:style-name="P40">6</text:p>
          </table:table-cell>
          <table:table-cell table:style-name="Tableau8.E2" office:value-type="string">
            <text:p text:style-name="P40">8</text:p>
          </table:table-cell>
          <table:table-cell table:style-name="Tableau8.F2" office:value-type="string">
            <text:p text:style-name="P40">2</text:p>
          </table:table-cell>
          <table:table-cell table:style-name="Tableau8.G2" office:value-type="string">
            <text:p text:style-name="P40">0</text:p>
          </table:table-cell>
        </table:table-row>
        <table:table-row table:style-name="Tableau8.2">
          <table:table-cell table:style-name="Tableau8.A2" office:value-type="string">
            <text:p text:style-name="P44">Mardi</text:p>
          </table:table-cell>
          <table:table-cell table:style-name="Tableau8.B3" office:value-type="string">
            <text:p text:style-name="P40">5</text:p>
          </table:table-cell>
          <table:table-cell table:style-name="Tableau8.C3" office:value-type="string">
            <text:p text:style-name="P40">3</text:p>
          </table:table-cell>
          <table:table-cell table:style-name="Tableau8.D3" office:value-type="string">
            <text:p text:style-name="P40">2</text:p>
          </table:table-cell>
          <table:table-cell table:style-name="Tableau8.E3" office:value-type="string">
            <text:p text:style-name="P40">2</text:p>
          </table:table-cell>
          <table:table-cell table:style-name="Tableau8.F3" office:value-type="string">
            <text:p text:style-name="P40">0</text:p>
          </table:table-cell>
          <table:table-cell table:style-name="Tableau8.G3" office:value-type="string">
            <text:p text:style-name="P40">1</text:p>
          </table:table-cell>
        </table:table-row>
        <table:table-row table:style-name="Tableau8.2">
          <table:table-cell table:style-name="Tableau8.A2" office:value-type="string">
            <text:p text:style-name="P44">Mercredi</text:p>
          </table:table-cell>
          <table:table-cell table:style-name="Tableau8.B4" office:value-type="string">
            <text:p text:style-name="P40">11</text:p>
          </table:table-cell>
          <table:table-cell table:style-name="Tableau8.C4" office:value-type="string">
            <text:p text:style-name="P40">8</text:p>
          </table:table-cell>
          <table:table-cell table:style-name="Tableau8.D4" office:value-type="string">
            <text:p text:style-name="P40">9</text:p>
          </table:table-cell>
          <table:table-cell table:style-name="Tableau8.E4" office:value-type="string">
            <text:p text:style-name="P40">3</text:p>
          </table:table-cell>
          <table:table-cell table:style-name="Tableau8.F4" office:value-type="string">
            <text:p text:style-name="P40">2</text:p>
          </table:table-cell>
          <table:table-cell table:style-name="Tableau8.G4" office:value-type="string">
            <text:p text:style-name="P40">3</text:p>
          </table:table-cell>
        </table:table-row>
        <table:table-row table:style-name="Tableau8.2">
          <table:table-cell table:style-name="Tableau8.A2" office:value-type="string">
            <text:p text:style-name="P44">Jeudi</text:p>
          </table:table-cell>
          <table:table-cell table:style-name="Tableau8.B5" office:value-type="string">
            <text:p text:style-name="P40">4</text:p>
          </table:table-cell>
          <table:table-cell table:style-name="Tableau8.C5" office:value-type="string">
            <text:p text:style-name="P40">14</text:p>
          </table:table-cell>
          <table:table-cell table:style-name="Tableau8.D5" office:value-type="string">
            <text:p text:style-name="P40">7</text:p>
          </table:table-cell>
          <table:table-cell table:style-name="Tableau8.E5" office:value-type="string">
            <text:p text:style-name="P40">10</text:p>
          </table:table-cell>
          <table:table-cell table:style-name="Tableau8.F5" office:value-type="string">
            <text:p text:style-name="P40">3</text:p>
          </table:table-cell>
          <table:table-cell table:style-name="Tableau8.G5" office:value-type="string">
            <text:p text:style-name="P40">2</text:p>
          </table:table-cell>
        </table:table-row>
        <table:table-row table:style-name="Tableau8.2">
          <table:table-cell table:style-name="Tableau8.A2" office:value-type="string">
            <text:p text:style-name="P44">Vendredi</text:p>
          </table:table-cell>
          <table:table-cell table:style-name="Tableau8.B6" office:value-type="string">
            <text:p text:style-name="P40">17</text:p>
          </table:table-cell>
          <table:table-cell table:style-name="Tableau8.C6" office:value-type="string">
            <text:p text:style-name="P40">18</text:p>
          </table:table-cell>
          <table:table-cell table:style-name="Tableau8.D6" office:value-type="string">
            <text:p text:style-name="P40">9</text:p>
          </table:table-cell>
          <table:table-cell table:style-name="Tableau8.E6" office:value-type="string">
            <text:p text:style-name="P40">12</text:p>
          </table:table-cell>
          <table:table-cell table:style-name="Tableau8.F6" office:value-type="string">
            <text:p text:style-name="P40">5</text:p>
          </table:table-cell>
          <table:table-cell table:style-name="Tableau8.G6" office:value-type="string">
            <text:p text:style-name="P40">5</text:p>
          </table:table-cell>
        </table:table-row>
        <table:table-row table:style-name="Tableau8.2">
          <table:table-cell table:style-name="Tableau8.A2" office:value-type="string">
            <text:p text:style-name="P44">Samedi</text:p>
          </table:table-cell>
          <table:table-cell table:style-name="Tableau8.B7" office:value-type="string">
            <text:p text:style-name="P40">25</text:p>
          </table:table-cell>
          <table:table-cell table:style-name="Tableau8.C7" office:value-type="string">
            <text:p text:style-name="P40">12</text:p>
          </table:table-cell>
          <table:table-cell table:style-name="Tableau8.D7" office:value-type="string">
            <text:p text:style-name="P40">12</text:p>
          </table:table-cell>
          <table:table-cell table:style-name="Tableau8.E7" office:value-type="string">
            <text:p text:style-name="P40">15</text:p>
          </table:table-cell>
          <table:table-cell table:style-name="Tableau8.F7" office:value-type="string">
            <text:p text:style-name="P40">6</text:p>
          </table:table-cell>
          <table:table-cell table:style-name="Tableau8.G7" office:value-type="string">
            <text:p text:style-name="P40">6</text:p>
          </table:table-cell>
        </table:table-row>
        <table:table-row table:style-name="Tableau8.2">
          <table:table-cell table:style-name="Tableau8.A2" office:value-type="string">
            <text:p text:style-name="P44">Dimanche</text:p>
          </table:table-cell>
          <table:table-cell table:style-name="Tableau8.B8" office:value-type="string">
            <text:p text:style-name="P40">22</text:p>
          </table:table-cell>
          <table:table-cell table:style-name="Tableau8.C8" office:value-type="string">
            <text:p text:style-name="P40">9</text:p>
          </table:table-cell>
          <table:table-cell table:style-name="Tableau8.D8" office:value-type="string">
            <text:p text:style-name="P40">7</text:p>
          </table:table-cell>
          <table:table-cell table:style-name="Tableau8.E8" office:value-type="string">
            <text:p text:style-name="P40">4</text:p>
          </table:table-cell>
          <table:table-cell table:style-name="Tableau8.F8" office:value-type="string">
            <text:p text:style-name="P40">10</text:p>
          </table:table-cell>
          <table:table-cell table:style-name="Tableau8.G8" office:value-type="string">
            <text:p text:style-name="P40">6</text:p>
          </table:table-cell>
        </table:table-row>
        <table:table-row table:style-name="Tableau8.2">
          <table:table-cell table:style-name="Tableau8.A2" office:value-type="string">
            <text:p text:style-name="P45">Total</text:p>
          </table:table-cell>
          <table:table-cell table:style-name="Tableau8.B9" office:value-type="string">
            <text:p text:style-name="P40"/>
          </table:table-cell>
          <table:table-cell table:style-name="Tableau8.C9" office:value-type="string">
            <text:p text:style-name="P40"/>
          </table:table-cell>
          <table:table-cell table:style-name="Tableau8.D9" office:value-type="string">
            <text:p text:style-name="P40"/>
          </table:table-cell>
          <table:table-cell table:style-name="Tableau8.E9" office:value-type="string">
            <text:p text:style-name="P40"/>
          </table:table-cell>
          <table:table-cell table:style-name="Tableau8.F9" office:value-type="string">
            <text:p text:style-name="P40"/>
          </table:table-cell>
          <table:table-cell table:style-name="Tableau8.G9" office:value-type="string">
            <text:p text:style-name="P40"/>
          </table:table-cell>
        </table:table-row>
      </table:table>
      <text:list xml:id="list153629989302424" text:continue-list="list153630078387759" text:style-name="liste_5f_abc">
        <text:list-item text:start-value="1">
          <text:p text:style-name="P90">C<text:span text:style-name="T44">omplète la dernière ligne du tableau.</text:span></text:p>
        </text:list-item>
        <text:list-item>
          <text:p text:style-name="P93">Détermine le nombre moyen de chocolat<text:span text:style-name="T53">s</text:span> <text:span text:style-name="T54">par coffret </text:span>vendu<text:span text:style-name="T53">s</text:span> le samedi.</text:p>
          <text:p text:style-name="P74"><text:span text:style-name="_5f_pointillés_20_gris"><text:span text:style-name="T31"><text:tab/></text:span></text:span></text:p>
        </text:list-item>
        <text:list-item>
          <text:p text:style-name="P84">Détermine le nombre moyen de chocolat<text:span text:style-name="T53">s</text:span> <text:span text:style-name="T54">par coffret </text:span>vendu<text:span text:style-name="T53">s</text:span> sur la semaine.</text:p>
        </text:list-item>
      </text:list>
      <text:p text:style-name="P54"><text:span text:style-name="_5f_pointillés_20_gris"><text:span text:style-name="T32"><text:tab/></text:span></text:span></text:p>
      <text:list xml:id="list153630332645048" text:continue-list="list153631034298786" text:style-name="Num_5f_Exo">
        <text:list-item>
          <text:h text:style-name="P72" text:outline-level="1"><text:span text:style-name="Bold_5f_niv1"><text:span text:style-name="T11"> </text:span></text:span><text:span text:style-name="Bold_5f_niv1"><text:span text:style-name="T13">Soit </text:span></text:span><text:span text:style-name="Bold_5f_niv1"><text:span text:style-name="T12">S</text:span></text:span><text:span text:style-name="Bold_5f_niv1"><text:span text:style-name="T13"> la série des moyennes annuelles d’Hélène : 10 ; 9 ; 15 ; 5 ; 3 ; 8 ; 15 ; 15.</text:span></text:span></text:h>
        </text:list-item>
      </text:list>
      <text:list xml:id="list153629742571920" text:continue-list="list153629989302424" text:style-name="liste_5f_abc">
        <text:list-item text:start-value="1">
          <text:p text:style-name="P94">Quelle est sa moyenne générale annuelle ?</text:p>
        </text:list-item>
      </text:list>
      <text:p text:style-name="P51"><text:span text:style-name="_5f_pointillés_20_gris"><text:span text:style-name="T31"><text:tab/></text:span></text:span></text:p>
      <text:list xml:id="list153629519582105" text:continue-numbering="true" text:style-name="liste_5f_abc">
        <text:list-item>
          <text:p text:style-name="P85">On ajoute une note à la série <text:span text:style-name="T28">S</text:span>. La moyenne augmente. Que peux-tu affirmer sur cette note ?</text:p>
        </text:list-item>
      </text:list>
      <text:p text:style-name="P51"><text:span text:style-name="_5f_pointillés_20_gris"><text:span text:style-name="T31"><text:tab/></text:span></text:span></text:p>
      <text:list xml:id="list153629854648624" text:continue-numbering="true" text:style-name="liste_5f_abc">
        <text:list-item>
          <text:p text:style-name="P85">On ajoute un 9,5 à la série <text:span text:style-name="T28">S</text:span>. Que se passe-t-il alors pour la moyenne générale d’Hélène ?</text:p>
        </text:list-item>
      </text:list>
      <text:p text:style-name="P51"><text:span text:style-name="_5f_pointillés_20_gris"><text:span text:style-name="T31"><text:tab/></text:span></text:span></text:p>
      <text:list xml:id="list153630603994079" text:continue-numbering="true" text:style-name="liste_5f_abc">
        <text:list-item>
          <text:p text:style-name="P85">Modifie 2 notes de la série <text:span text:style-name="T28">S</text:span>, au plus, pour que la moyenne générale d’Hélène soit égale à 12,5.</text:p>
        </text:list-item>
      </text:list>
      <text:p text:style-name="P51"><text:span text:style-name="_5f_pointillés_20_gris"><text:span text:style-name="T31"><text:tab/></text:span></text:span></text:p>
      <text:p text:style-name="P51"><text:span text:style-name="_5f_pointillés_20_gris"><text:span text:style-name="T31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2200a5" officeooo:paragraph-rsid="002200a5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rsid="00261363" officeooo:paragraph-rsid="005ae4a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1" fo:font-size="9pt" officeooo:rsid="002b6408" fo:background-color="transparent" loext:char-shading-value="0"/>
    </style:style>
    <style:style style:name="MT7" style:family="text">
      <style:text-properties fo:text-transform="uppercase" fo:color="#808080" loext:opacity="100%" style:font-name="Bitstream Vera Sans1" fo:font-size="9pt" officeooo:rsid="0061c8c6" fo:background-color="transparent" loext:char-shading-value="0"/>
    </style:style>
    <style:style style:name="MT8" style:family="text">
      <style:text-properties officeooo:rsid="0061c8c6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9" draw:name="Forme3" draw:style-name="Mgr3" draw:text-style-name="MP26" svg:x1="15.201cm" svg:y1="0.36cm" svg:x2="25.202cm" svg:y2="0.36cm"><text:p/></draw:line>Calculer une moyenne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7</text:page-number></text:p></draw:text-box></draw:frame><text:p text:style-name="MP31"><text:span text:style-name="MT6">S</text:span><text:span text:style-name="MT7">tatistiques et probabilités</text:span><text:span text:style-name="MT8"> • </text:span><text:span text:style-name="MT7">B</text:span><text:span text:style-name="MT8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30T15:36:28.720000000</dc:date>
    <meta:editing-duration>P1DT16H58M7S</meta:editing-duration>
    <meta:editing-cycles>95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9" meta:image-count="0" meta:object-count="3" meta:page-count="2" meta:paragraph-count="293" meta:word-count="992" meta:character-count="4928" meta:non-whitespace-character-count="3750"/>
  </office:meta>
</office:document-meta>
</file>

<file path=Object 1/content.xml><?xml version="1.0" encoding="utf-8"?>
<math xmlns="http://www.w3.org/1998/Math/MathML" display="block">
  <semantics>
    <mstyle mathvariant="normal">
      <mstyle mathsize="9pt">
        <mrow>
          <mi mathvariant="normal">M</mi>
          <mrow>
            <mspace width="0.5em"/>
            <mo stretchy="false">=</mo>
            <mspace width="0.5em"/>
          </mrow>
          <mfrac>
            <mrow>
              <mn>0</mn>
              <mrow>
                <mspace width="0.5em"/>
                <mo stretchy="false">×</mo>
                <mspace width="0.5em"/>
              </mrow>
              <mn>12</mn>
              <mrow>
                <mspace width="0.5em"/>
                <mo stretchy="false">+</mo>
                <mspace width="0.5em"/>
              </mrow>
              <mn>1</mn>
              <mrow>
                <mspace width="0.5em"/>
                <mo stretchy="false">×</mo>
                <mspace width="0.5em"/>
              </mrow>
              <mn>4</mn>
              <mrow>
                <mspace width="0.5em"/>
                <mo stretchy="false">+</mo>
                <mspace width="0.5em"/>
              </mrow>
              <mn>2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+</mo>
                <mn>7</mn>
              </mrow>
              <mrow>
                <mspace width="0.5em"/>
                <mo stretchy="false">×</mo>
                <mn>1</mn>
              </mrow>
              <mrow>
                <mspace width="0.5em"/>
                <mo stretchy="false">+</mo>
                <mspace width="0.5em"/>
              </mrow>
              <mrow>
                <mn>8</mn>
                <mo stretchy="false">×</mo>
                <mn>1</mn>
              </mrow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×</mo>
                <mspace width="0.5em"/>
              </mrow>
              <mn>1</mn>
            </mrow>
            <mn>25</mn>
          </mfrac>
        </mrow>
      </mstyle>
    </mstyle>
    <annotation encoding="StarMath 5.0">nitalic size 9
{M `= `{ {0}  `times`  {12}` +` {1} ` times`  {4} `+`  {2} ` times `{3} `+` {3} ` times`  {3}` + {7}`  times  {1} `+`{8}  times  {1} `+ `{15}`  times`  {1} }  over  {25} } </annotation>
  </semantics>
</math>
</file>

<file path=Object 2/content.xml><?xml version="1.0" encoding="utf-8"?>
<math xmlns="http://www.w3.org/1998/Math/MathML" display="block">
  <semantics>
    <mstyle mathvariant="normal">
      <mrow>
        <mi mathvariant="normal">M</mi>
        <mrow>
          <mspace width="0.5em"/>
          <mo stretchy="false">=</mo>
          <mspace width="0.5em"/>
        </mrow>
        <mfrac>
          <mn>49</mn>
          <mn>25</mn>
        </mfrac>
        <mrow>
          <mspace width="0.5em"/>
          <mo stretchy="false">=</mo>
          <mspace width="0.5em"/>
        </mrow>
        <mn>1,96</mn>
      </mrow>
    </mstyle>
    <annotation encoding="StarMath 5.0">nitalic {M `= `49 over 25 `= `1,96}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808080"/>
      <style:text-properties fo:font-family="'Bitstream Vera Sans'" style:font-style-name="Roman" fo:font-size="8pt" style:font-size-asian="7pt" style:font-family-complex="Tahoma" style:font-size-complex="7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style:font-family-asian="'Lucida Sans Unicode'" style:font-size-asian="9.19999980926514pt" style:font-family-complex="Tahoma" style:font-size-complex="9.19999980926514pt"/>
    </style:style>
    <style:style style:name="ch5" style:family="chart" style:data-style-name="N0">
      <style:chart-properties chart:display-label="true" chart:logarithmic="false" chart:maximum="36" chart:origin="0" chart:interval-major="2" chart:interval-minor-divisor="2" chart:reverse-direction="false" text:line-break="false" loext:try-staggering-first="true" chart:label-arrangement="side-by-side" chart:link-data-style-to-source="false" chart:axis-position="start"/>
      <style:graphic-properties svg:stroke-width="0.02cm" svg:stroke-color="#808080"/>
      <style:text-properties fo:font-family="'Bitstream Vera Sans'" style:font-style-name="Roman" fo:font-size="8pt" style:font-size-asian="7pt" style:font-family-complex="Tahoma" style:font-size-complex="7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style:font-family-asian="'Lucida Sans Unicode'" style:font-size-asian="9.19999980926514pt" style:font-family-complex="Tahoma" style:font-size-complex="9.19999980926514pt"/>
    </style:style>
    <style:style style:name="ch7" style:family="chart">
      <style:graphic-properties svg:stroke-width="0.02cm" svg:stroke-color="#808080"/>
    </style:style>
    <style:style style:name="ch8" style:family="chart" style:data-style-name="N0">
      <style:chart-properties chart:link-data-style-to-source="false"/>
      <style:graphic-properties svg:stroke-width="0.02cm" draw:fill-color="#9d0f89"/>
      <style:text-properties fo:font-family="'Bitstream Vera Sans'" style:font-style-name="Roman" fo:font-size="6.09999990463257pt" style:font-size-asian="6.09999990463257pt" style:font-family-complex="Tahoma" style:font-size-complex="6.09999990463257pt"/>
    </style:style>
    <style:style style:name="ch9" style:family="chart">
      <style:graphic-properties draw:stroke="solid" svg:stroke-width="0.02cm" svg:stroke-color="#808080" draw:fill="none" draw:fill-color="#d9d9d9"/>
    </style:style>
    <style:style style:name="ch10" style:family="chart">
      <style:graphic-properties draw:fill-color="#999999"/>
    </style:style>
  </office:automatic-styles>
  <office:body>
    <office:chart>
      <chart:chart svg:width="8.999cm" svg:height="6.258cm" xlink:href="." xlink:type="simple" chart:class="chart:bar" chart:style-name="ch1">
        <chart:plot-area chart:style-name="ch2" chart:data-source-has-labels="both" svg:x="1.041cm" svg:y="0.236cm" svg:width="7.774cm" svg:height="5.237cm">
          <chart:coordinate-region svg:x="1.631cm" svg:y="0.396cm" svg:width="7.184cm" svg:height="4.509cm"/>
          <chart:axis chart:dimension="x" chart:name="primary-x" chart:style-name="ch3" chartooo:axis-type="text">
            <chart:title svg:x="2.731cm" svg:y="5.602cm" chart:style-name="ch4">
              <text:p>Nombre de frères et sœurs</text:p>
            </chart:title>
            <chart:categories table:cell-range-address="local-table.$A$2:.$A$8"/>
          </chart:axis>
          <chart:axis chart:dimension="y" chart:name="primary-y" chart:style-name="ch5">
            <chart:title svg:x="0.195cm" svg:y="3.18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</office:styles>
</office:document-styles>
</file>